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hadow="visible" draw:shadow-offset-x="0.07cm" draw:shadow-offset-y="0.07cm" draw:shadow-color="#808080" draw:shadow-opacity="40%" loext:shadow-blur="0.141cm" loext:decorative="false"/>
    </style:style>
    <style:style style:name="gr3" style:family="graphic" style:parent-style-name="standard">
      <style:graphic-properties draw:stroke="solid" svg:stroke-width="0.079cm" svg:stroke-color="#161819" draw:stroke-linejoin="round" draw:fill="none" loext:fill-use-slide-background="false" draw:textarea-horizontal-align="justify" draw:textarea-vertical-align="middle" draw:auto-grow-height="false" draw:fit-to-size="false" style:shrink-to-fit="false" fo:min-height="3.057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solid" svg:stroke-width="0.018cm" svg:stroke-color="#adb4b8" draw:stroke-linejoin="miter" svg:stroke-linecap="butt" draw:fill="solid" draw:fill-color="#ced2d4" draw:textarea-horizontal-align="justify" draw:textarea-vertical-align="middle" draw:auto-grow-height="false" draw:fit-to-size="false" style:shrink-to-fit="false" fo:min-height="7.636cm" fo:min-width="0cm" fo:padding-top="0.125cm" fo:padding-bottom="0.125cm" fo:padding-left="0.25cm" fo:padding-right="0.25cm" fo:wrap-option="wrap" loext:decorative="false">
        <loext:stroke-complex-color loext:theme-type="accent5" loext:color-type="theme"/>
        <loext:fill-complex-color loext:theme-type="accent6" loext:color-type="theme"/>
      </style:graphic-properties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10.301cm" style:use-optimal-column-width="false"/>
    </style:style>
    <style:style style:name="co2" style:family="table-column">
      <style:table-column-properties style:column-width="12.952cm" style:use-optimal-column-width="false"/>
    </style:style>
    <style:style style:name="ro1" style:family="table-row">
      <style:table-row-properties style:row-height="1.107cm" style:use-optimal-row-height="false"/>
    </style:style>
    <style:style style:name="ro2" style:family="table-row">
      <style:table-row-properties style:row-height="1.115cm" style:use-optimal-row-height="false"/>
    </style:style>
    <style:style style:name="ce1" style:family="table-cell">
      <loext:graphic-properties draw:fill="solid" draw:fill-color="#5c6971" draw:textarea-vertical-align="middle" fo:padding-top="0.127cm" fo:padding-bottom="0.127cm" fo:padding-left="0.19cm" fo:padding-right="0.19cm"/>
      <style:paragraph-properties fo:border="0.43pt solid #5c6971"/>
    </style:style>
    <style:style style:name="ce2" style:family="table-cell">
      <loext:graphic-properties draw:fill="solid" draw:fill-color="#e6e8e9" draw:textarea-vertical-align="middle" fo:padding-top="0.127cm" fo:padding-bottom="0.127cm" fo:padding-left="0.19cm" fo:padding-right="0.19cm">
        <loext:fill-complex-color loext:theme-type="light2" loext:color-type="theme"/>
      </loext:graphic-properties>
      <style:paragraph-properties fo:border="0.43pt solid #5c6971"/>
    </style:style>
    <style:style style:name="ce3" style:family="table-cell">
      <loext:graphic-properties draw:fill="solid" draw:fill-color="#9fb6cd" draw:textarea-vertical-align="middle" fo:padding-top="0.127cm" fo:padding-bottom="0.127cm" fo:padding-left="0.19cm" fo:padding-right="0.19cm"/>
      <style:paragraph-properties fo:border="0.43pt solid #5c6971"/>
    </style:style>
    <style:style style:name="ce4" style:family="table-cell">
      <loext:graphic-properties draw:fill="solid" draw:fill-color="#f9e7e7" draw:textarea-vertical-align="middle" fo:padding-top="0.127cm" fo:padding-bottom="0.127cm" fo:padding-left="0.19cm" fo:padding-right="0.19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3pt solid #5c6971"/>
    </style:style>
    <style:style style:name="ce5" style:family="table-cell">
      <loext:graphic-properties draw:fill="solid" draw:fill-color="#f3cccc" draw:textarea-vertical-align="middle" fo:padding-top="0.127cm" fo:padding-bottom="0.127cm" fo:padding-left="0.19cm" fo:padding-right="0.19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3pt solid #5c6971"/>
    </style:style>
    <style:style style:name="ce6" style:family="table-cell">
      <loext:graphic-properties draw:fill="solid" draw:fill-color="#e6e8e9" draw:textarea-vertical-align="middle" fo:padding-top="0.127cm" fo:padding-bottom="0.127cm" fo:padding-left="0.19cm" fo:padding-right="0.19cm"/>
      <style:paragraph-properties fo:border="0.43pt solid #5c6971"/>
    </style:style>
    <style:style style:name="P1" style:family="paragraph">
      <style:paragraph-properties fo:margin-left="0cm" fo:margin-right="0cm" fo:margin-top="0cm" fo:margin-bottom="0.212cm" fo:line-height="10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.212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.212cm" fo:line-height="100%" fo:text-align="center" fo:text-indent="0cm" style:punctuation-wrap="hanging" loext:tab-stop-distance="2.54cm" style:writing-mode="lr-tb">
        <style:tab-stops>
          <style:tab-stop style:position="1.965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variant="normal" fo:text-transform="none" fo:color="#5c6971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solid" draw:fill-color="#ced2d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name-asian="Arial" style:font-size-asian="16pt" style:font-style-asian="normal" style:font-weight-asian="bold" style:font-name-complex="DejaVu Sans" style:font-size-complex="1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name-asian="Arial" style:font-size-asian="16pt" style:font-style-asian="normal" style:font-weight-asian="bold" style:font-name-complex="DejaVu Sans" style:font-size-complex="16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5c6971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name-asian="Arial" style:font-size-asian="16pt" style:font-style-asian="normal" style:font-weight-asian="bold" style:font-name-complex="DejaVu Sans" style:font-size-complex="16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5c6971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name-asian="Arial" style:font-size-asian="16pt" style:font-style-asian="normal" style:font-weight-asian="normal" style:font-name-complex="DejaVu Sans" style:font-size-complex="16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5c6971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name-asian="Arial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" style:family="text">
      <style:text-properties fo:font-variant="normal" fo:text-transform="none" fo:color="#5c6971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name-asian="Calibri" style:font-size-asian="16pt" style:font-style-asian="normal" style:font-weight-asian="normal" style:font-name-complex="DejaVu Sans" style:font-size-complex="16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c5000b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name-asian="Arial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8" style:family="text">
      <style:text-properties fo:font-variant="normal" fo:text-transform="none" fo:color="#a2a8ae" loext:opacity="100%" style:text-outline="false" style:text-line-through-style="none" style:text-line-through-type="none" style:text-position="0% 100%" style:font-name="Arial" fo:font-size="14pt" fo:letter-spacing="normal" fo:language="de" fo:country="DE" fo:font-style="italic" style:text-underline-style="none" fo:font-weight="normal" fo:background-color="transparent" style:font-name-asian="DejaVu Sans" style:font-size-asian="14pt" style:font-style-asian="italic" style:font-weight-asian="normal" style:font-name-complex="DejaVu Sans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5c69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c500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a2a8a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draw:style-name="gr1">
          <draw:frame draw:name="Tabelle 1" draw:style-name="gr2" draw:layer="layout" svg:width="23.252cm" svg:height="11.077cm" svg:x="4.932cm" svg:y="0cm">
            <table:table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<text:span text:style-name="T1">Typ</text:span></text:p>
                </table:table-cell>
                <table:table-cell>
                  <text:p text:style-name="P1"><text:span text:style-name="T2">Partizipationsformen</text:span></text:p>
                </table:table-cell>
              </table:table-row>
              <table:table-row table:style-name="ro1" table:default-cell-style-name="ce2">
                <table:table-cell>
                  <text:p text:style-name="P2"><text:span text:style-name="T3">Typ IV: volle Autonomie</text:span></text:p>
                </table:table-cell>
                <table:table-cell>
                  <text:p text:style-name="P3"><text:span text:style-name="T4">Selbstverwaltung oder Selbstorganisation</text:span></text:p>
                </table:table-cell>
              </table:table-row>
              <table:table-row table:style-name="ro1">
                <table:table-cell table:style-name="ce3" table:number-rows-spanned="3">
                  <text:p text:style-name="P2"><text:span text:style-name="T5">Typ III: Partizipation</text:span></text:p>
                </table:table-cell>
                <table:table-cell table:style-name="ce4">
                  <text:p text:style-name="P4"><text:span text:style-name="T4">Selbstbestimmung</text:span></text:p>
                </table:table-cell>
              </table:table-row>
              <table:table-row table:style-name="ro1">
                <table:covered-table-cell table:style-name="standard"/>
                <table:table-cell table:style-name="ce5">
                  <text:p text:style-name="P3"><text:span text:style-name="T6">Mitbestimmung</text:span></text:p>
                </table:table-cell>
              </table:table-row>
              <table:table-row table:style-name="ro1">
                <table:covered-table-cell table:style-name="standard"/>
                <table:table-cell table:style-name="ce4">
                  <text:p text:style-name="P3"><text:span text:style-name="T4">Mitwirkung</text:span></text:p>
                </table:table-cell>
              </table:table-row>
              <table:table-row table:style-name="ro1">
                <table:table-cell table:style-name="ce3" table:number-rows-spanned="3">
                  <text:p text:style-name="P2"><text:span text:style-name="T5">Typ II: Vorstufen der Partizipation</text:span></text:p>
                </table:table-cell>
                <table:table-cell table:style-name="ce6">
                  <text:p text:style-name="P3"><text:span text:style-name="T4">Einbeziehung</text:span></text:p>
                </table:table-cell>
              </table:table-row>
              <table:table-row table:style-name="ro1">
                <table:covered-table-cell table:style-name="standard"/>
                <table:table-cell table:style-name="ce6">
                  <text:p text:style-name="P3"><text:span text:style-name="T4">Teilhabe oder Anhörung</text:span></text:p>
                </table:table-cell>
              </table:table-row>
              <table:table-row table:style-name="ro1">
                <table:covered-table-cell table:style-name="standard"/>
                <table:table-cell table:style-name="ce2">
                  <text:p text:style-name="P3"><text:span text:style-name="T4">Alibi Teilnahme</text:span></text:p>
                </table:table-cell>
              </table:table-row>
              <table:table-row table:style-name="ro1" table:default-cell-style-name="ce2">
                <table:table-cell table:number-rows-spanned="2">
                  <text:p text:style-name="P2"><text:span text:style-name="T3">Typ I: Nicht-Partizipa</text:span><text:span text:style-name="T5">tion</text:span></text:p>
                </table:table-cell>
                <table:table-cell>
                  <text:p text:style-name="P3"><text:span text:style-name="T6">Anweisung</text:span></text:p>
                </table:table-cell>
              </table:table-row>
              <table:table-row table:style-name="ro2">
                <table:covered-table-cell table:style-name="standard"/>
                <table:table-cell table:style-name="ce2">
                  <text:p text:style-name="P3"><text:span text:style-name="T4">Fremdbestimmung oder Instrumentalisierung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name="Geschweifte Klammer rechts 1" draw:style-name="gr3" draw:text-style-name="P5" draw:layer="layout" svg:width="1.378cm" svg:height="3.373cm" svg:x="28.485cm" svg:y="2.237cm">
            <text:p/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position-x="?f17" draw:handle-position-y="?f7" draw:handle-range-y-maximum="?f5" draw:handle-range-y-minimum="0"/>
              <draw:handle draw:handle-position="?f18 ?f8" draw:handle-position-x="?f18" draw:handle-position-y="?f8" draw:handle-range-y-maximum="100000" draw:handle-range-y-minimum="0"/>
            </draw:enhanced-geometry>
          </draw:custom-shape>
          <draw:custom-shape draw:name="Textfeld 9" draw:style-name="gr4" draw:text-style-name="P7" draw:layer="layout" svg:width="5.945cm" svg:height="0.928cm" draw:transform="rotate (-1.5707963267949) translate (30.801cm 1.454cm)">
            <text:p text:style-name="P6"><text:span text:style-name="T7">Partizipationsra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feil: nach oben und unten 3" draw:style-name="gr5" draw:text-style-name="P8" draw:layer="layout" svg:width="0.846cm" svg:height="8.362cm" svg:x="1.786cm" svg:y="1.985cm">
            <text:p/>
            <draw:enhanced-geometry draw:mirror-horizontal="false" draw:mirror-vertical="false" draw:text-areas="?f8 ?f12 ?f9 ?f13" svg:viewBox="0 0 0 0" draw:type="ooxml-upDownArrow" draw:modifiers="37500 75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position-x="?f8" draw:handle-position-y="?f5" draw:handle-range-x-maximum="100000" draw:handle-range-x-minimum="0"/>
              <draw:handle draw:handle-position="0 ?f4" draw:handle-position-x="0" draw:handle-position-y="?f4" draw:handle-range-y-maximum="?f1" draw:handle-range-y-minimum="0"/>
            </draw:enhanced-geometry>
          </draw:custom-shape>
          <draw:custom-shape draw:name="Textfeld 4" draw:style-name="gr6" draw:text-style-name="P10" draw:layer="layout" svg:width="4.632cm" svg:height="0.844cm" svg:x="-0.1cm" svg:y="10.451cm">
            <text:p text:style-name="P9"><text:span text:style-name="T8">Fremdbestimmu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7" draw:text-style-name="P10" draw:layer="layout" svg:width="4.577cm" svg:height="0.844cm" svg:x="-0.072cm" svg:y="1.026cm">
            <text:p text:style-name="P9"><text:span text:style-name="T8">Selbstbestimmu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6cm" fo:page-height="11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322cm" svg:x="1cm" svg:y="4.611cm"/>
      <draw:page-thumbnail draw:layer="backgroundobjects" svg:width="8.999cm" svg:height="3.322cm" svg:x="1cm" svg:y="13.187cm"/>
      <draw:page-thumbnail draw:layer="backgroundobjects" svg:width="8.999cm" svg:height="3.322cm" svg:x="1cm" svg:y="21.763cm"/>
      <draw:page-thumbnail draw:layer="backgroundobjects" svg:width="8.999cm" svg:height="3.322cm" svg:x="11cm" svg:y="4.611cm"/>
      <draw:page-thumbnail draw:layer="backgroundobjects" svg:width="8.999cm" svg:height="3.322cm" svg:x="11cm" svg:y="13.187cm"/>
      <draw:page-thumbnail draw:layer="backgroundobjects" svg:width="8.999cm" svg:height="3.322cm" svg:x="11cm" svg:y="21.76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nnis Schulmeister-Zimolong</meta:initial-creator>
    <meta:creation-date>2025-09-08T18:06:45.498549646</meta:creation-date>
    <dc:date>2025-09-08T18:07:55.797427928</dc:date>
    <dc:creator>Dennis Schulmeister-Zimolong</dc:creator>
    <meta:editing-duration>PT1M11S</meta:editing-duration>
    <meta:editing-cycles>1</meta:editing-cycles>
    <meta:document-statistic meta:object-count="30"/>
    <meta:generator>LibreOffice/25.2.5.2$Linux_X86_64 LibreOffice_project/520$Build-2</meta:generator>
  </office:meta>
</office:document-meta>
</file>